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TIX" svg:font-family="STIX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TIX" fo:font-size="18pt" officeooo:rsid="0001fa4c" officeooo:paragraph-rsid="0001fa4c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STIX" fo:font-size="16pt" officeooo:rsid="0001fa4c" officeooo:paragraph-rsid="0001fa4c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STIX" fo:font-size="16pt" officeooo:rsid="0003928e" officeooo:paragraph-rsid="0001fa4c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STIX" fo:font-size="16pt" officeooo:rsid="00058677" officeooo:paragraph-rsid="00058677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03928e"/>
    </style:style>
    <style:style style:name="T3" style:family="text">
      <style:text-properties officeooo:rsid="0003b622"/>
    </style:style>
    <style:style style:name="T4" style:family="text">
      <style:text-properties officeooo:rsid="000644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нструкция пользователя зарядного устройства для Micronics PF220A<text:line-break/><text:line-break/><text:span text:style-name="T1">1. При разряде аккумулятора светодиод начинает моргать красным 1 раз в 2 секунды.</text:span></text:p>
      <text:p text:style-name="P2"/>
      <text:p text:style-name="P2">2. При подключении зарядного устройства к Micronics, <text:span text:style-name="T2">начинается процесс зарядки, светодиод горит красным цветом</text:span> (т.е. устройство <text:span text:style-name="T2">заряжается)</text:span><text:line-break/><text:line-break/>3. <text:span text:style-name="T2">По окончанию зарядки, светодиод загорится зелёным цвтеом</text:span><text:line-break/><text:line-break/>4. Также не стоит оставлять Micronics подключенным к зарядному устройству, больше чем на <text:span text:style-name="T3">6 </text:span>час<text:span text:style-name="T3">ов</text:span>. <text:span text:style-name="T3">НЕ ОСТАВЛЯТЬ НА НОЧЬ.</text:span></text:p>
      <text:p text:style-name="P3"/>
      <text:p text:style-name="P4">5. При <text:span text:style-name="T4">отсутствии использования </text:span>Micronics, следует проводить профилактическую зарядку 1 раз в месяц. Иначе последует деградация аккумуляторов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TIX" svg:font-family="STIX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4T10:53:29.772701831</meta:creation-date>
    <dc:date>2025-12-24T11:11:13.530688863</dc:date>
    <meta:editing-duration>PT15M26S</meta:editing-duration>
    <meta:editing-cycles>6</meta:editing-cycles>
    <meta:generator>LibreOffice/25.2.2.2$Linux_X86_64 LibreOffice_project/520$Build-2</meta:generator>
    <meta:document-statistic meta:table-count="0" meta:image-count="0" meta:object-count="0" meta:page-count="1" meta:paragraph-count="3" meta:word-count="81" meta:character-count="612" meta:non-whitespace-character-count="531"/>
  </office:meta>
</office:document-meta>
</file>